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d37" officeooo:paragraph-rsid="00057d37"/>
    </style:style>
    <style:style style:name="P2" style:family="paragraph" style:parent-style-name="Standard">
      <style:text-properties officeooo:rsid="00057d37" officeooo:paragraph-rsid="00073651"/>
    </style:style>
    <style:style style:name="P3" style:family="paragraph" style:parent-style-name="Standard">
      <style:text-properties officeooo:rsid="00073651" officeooo:paragraph-rsid="00073651"/>
    </style:style>
    <style:style style:name="P4" style:family="paragraph" style:parent-style-name="Standard">
      <style:text-properties officeooo:rsid="0008bfb1" officeooo:paragraph-rsid="0008bfb1"/>
    </style:style>
    <style:style style:name="P5" style:family="paragraph" style:parent-style-name="Standard">
      <style:text-properties officeooo:rsid="0008bfb1" officeooo:paragraph-rsid="0009f4ff"/>
    </style:style>
    <style:style style:name="P6" style:family="paragraph" style:parent-style-name="Standard">
      <style:text-properties officeooo:rsid="0008bfb1" officeooo:paragraph-rsid="000abb16"/>
    </style:style>
    <style:style style:name="P7" style:family="paragraph" style:parent-style-name="Standard">
      <style:text-properties officeooo:rsid="000abb16" officeooo:paragraph-rsid="000abb16"/>
    </style:style>
    <style:style style:name="P8" style:family="paragraph" style:parent-style-name="Standard">
      <style:text-properties officeooo:rsid="000c6a6e" officeooo:paragraph-rsid="000c6a6e"/>
    </style:style>
    <style:style style:name="P9" style:family="paragraph" style:parent-style-name="Standard">
      <style:text-properties officeooo:rsid="000e397b" officeooo:paragraph-rsid="000e397b"/>
    </style:style>
    <style:style style:name="P10" style:family="paragraph" style:parent-style-name="Standard">
      <style:text-properties officeooo:rsid="000ed2c2" officeooo:paragraph-rsid="000ed2c2"/>
    </style:style>
    <style:style style:name="P11" style:family="paragraph" style:parent-style-name="Standard">
      <style:text-properties officeooo:rsid="0009f4ff" officeooo:paragraph-rsid="000abb16"/>
    </style:style>
    <style:style style:name="T1" style:family="text">
      <style:text-properties officeooo:rsid="00073651"/>
    </style:style>
    <style:style style:name="T2" style:family="text">
      <style:text-properties officeooo:rsid="0008bfb1"/>
    </style:style>
    <style:style style:name="T3" style:family="text">
      <style:text-properties officeooo:rsid="000abb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fier les commande sudo début tp1 + gestion de paquet</text:p>
      <text:p text:style-name="P1"/>
      <text:p text:style-name="P1">interface reseau : q1 → l’interface na pas le nom eth0 (changement de nom depuis derniere version *******)ici , on a enpXsX</text:p>
      <text:p text:style-name="P1"/>
      <text:p text:style-name="P1">q2 → enp63s0 : @mac : <text:s/>00:24:21:79:b8:c9 | @ip:172,24,15,145 | mask:255,255,128,0</text:p>
      <text:p text:style-name="P1">enp47s0 : @mac : 00:1b:21:60:b5:5c | nop |nop</text:p>
      <text:p text:style-name="P1">enp7s4 : @mac : 00:1b:11:ea:b9:21 | nop | nop </text:p>
      <text:p text:style-name="P1"/>
      <text:p text:style-name="P1"/>
      <text:p text:style-name="P1">q3 → 100Mb/s enp63s0</text:p>
      <text:p text:style-name="P1">enp47s0 : inconnu</text:p>
      <text:p text:style-name="P2">10Mb/s enp<text:span text:style-name="T1">7</text:span>s<text:span text:style-name="T1">4</text:span></text:p>
      <text:p text:style-name="P3"/>
      <text:p text:style-name="P3">q4 → enp63s0, car les autre post on le meme masque <text:s/>et donc la meme entete ip corespondant a l’hote,</text:p>
      <text:p text:style-name="P3"/>
      <text:p text:style-name="P3"><text:s/>q5 </text:p>
      <text:p text:style-name="P3">changement dadresse ip : <text:span text:style-name="T2">ifconfig enp63s0 172,24,15,12 </text:span></text:p>
      <text:p text:style-name="P3">changement d’adresse mac :</text:p>
      <text:p text:style-name="P3">desactivation interface : down</text:p>
      <text:p text:style-name="P3">restauration de la mac originale : <text:span text:style-name="T2">ifconfig &lt;interfaceR&gt; hw ether &lt;mac&gt;</text:span></text:p>
      <text:p text:style-name="P3">reactivation interface : up </text:p>
      <text:p text:style-name="P2"/>
      <text:p text:style-name="P11">ip link set dev enp63s0 down</text:p>
      <text:p text:style-name="P6"/>
      <text:p text:style-name="P6"/>
      <text:p text:style-name="P2"/>
      <text:p text:style-name="P1"><text:s/><text:span text:style-name="T2">etat du reseau et connexion active :</text:span></text:p>
      <text:p text:style-name="P1"/>
      <text:p text:style-name="P4">q1 :</text:p>
      <text:p text:style-name="P4">netstat : affiche els nonnexion reseau </text:p>
      <text:p text:style-name="P4">netstat -n  : aiffhce les adresse au forma numerique </text:p>
      <text:p text:style-name="P4">netstat -a  : affiche tout les socket</text:p>
      <text:p text:style-name="P4">netstat <text:s/>--tcp  : deffini le protocole a lister (tcp ici)</text:p>
      <text:p text:style-name="P4">netstat --inet --udp : deffini le protocole a lister (udp ici) aficher selon la methode inet</text:p>
      <text:p text:style-name="P4">netstat -r --inet -6 : visualise la table de routage aficher selon la methode inet avec ipv6</text:p>
      <text:p text:style-name="P4"/>
      <text:p text:style-name="P4">q2 : -a affiche toute les adresse <text:s/>-l affiche les adresse en ecoute</text:p>
      <text:p text:style-name="P6"><text:s/>q3 : <text:s/>netstat -n --<text:span text:style-name="T3">listening</text:span></text:p>
      <text:p text:style-name="P5"/>
      <text:p text:style-name="P7">la politique du routage </text:p>
      <text:p text:style-name="P7">q1 : ligne 3</text:p>
      <text:p text:style-name="P7">q2 : a relier 2 reseau informatique</text:p>
      <text:p text:style-name="P7">q3 : la linge 3 car on souhaite sortir du reseau local , la prochaine machine sera un routeur </text:p>
      <text:p text:style-name="P8">q4 : vl33-miraa-ltp - | 172,24,0,1</text:p>
      <text:p text:style-name="P8"/>
      <text:p text:style-name="P8"/>
      <text:p text:style-name="P8"/>
      <text:p text:style-name="P8"/>
      <text:p text:style-name="P8"/>
      <text:p text:style-name="P8">4 resolution des noms de domaine </text:p>
      <text:p text:style-name="P8"><text:soft-page-break/></text:p>
      <text:p text:style-name="P8">1 – root@quetche-HP-Compaq-dc5850-Microtower:/home/quetche/Documents/TPRESEAU# nslookup www.yahoo.fr</text:p>
      <text:p text:style-name="P8">Server:<text:tab/><text:tab/>172.17.0.5</text:p>
      <text:p text:style-name="P8">Address:<text:tab/>172.17.0.5#53</text:p>
      <text:p text:style-name="P8"/>
      <text:p text:style-name="P8">Non-authoritative answer:</text:p>
      <text:p text:style-name="P8">www.yahoo.fr<text:tab/>canonical name = rc.yahoo.com.</text:p>
      <text:p text:style-name="P8">rc.yahoo.com<text:tab/>canonical name = src.g03.yahoodns.net.</text:p>
      <text:p text:style-name="P8">Name:<text:tab/>src.g03.yahoodns.net</text:p>
      <text:p text:style-name="P8">Address: 212.82.100.150</text:p>
      <text:p text:style-name="P8"/>
      <text:p text:style-name="P8"/>
      <text:p text:style-name="P8">2 @ip yahoo 212.82.100.150</text:p>
      <text:p text:style-name="P8">@ip serveur 172,17,0,5</text:p>
      <text:p text:style-name="P8"/>
      <text:p text:style-name="P9">q3 : parametre du dns</text:p>
      <text:p text:style-name="P9"/>
      <text:p text:style-name="P9">q4 : ok</text:p>
      <text:p text:style-name="P9"/>
      <text:p text:style-name="P9">q5 : </text:p>
      <text:p text:style-name="P9"/>
      <text:p text:style-name="P9"/>
      <text:p text:style-name="P10">q1 : ttl 50 ttl 64</text:p>
      <text:p text:style-name="P10"/>
      <text:p text:style-name="P10"/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54:58.354569944</meta:creation-date>
    <dc:date>2018-01-28T18:14:26.711815290</dc:date>
    <meta:editing-duration>PT19M57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2" meta:paragraph-count="46" meta:word-count="316" meta:character-count="1890" meta:non-whitespace-character-count="1602"/>
  </office:meta>
</office:document-meta>
</file>